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keep-with-next="always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0b50b0" officeooo:paragraph-rsid="000b50b0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>
      <style:text-properties officeooo:rsid="000b50b0" officeooo:paragraph-rsid="000b50b0"/>
    </style:style>
    <style:style style:name="P17" style:family="paragraph" style:parent-style-name="Text_20_body" style:list-style-name="L13"/>
    <style:style style:name="P18" style:family="paragraph" style:parent-style-name="Text_20_body">
      <style:text-properties officeooo:rsid="000b5697" officeooo:paragraph-rsid="000b5697"/>
    </style:style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>
      <style:text-properties officeooo:paragraph-rsid="000b5697"/>
    </style:style>
    <style:style style:name="P34" style:family="paragraph" style:parent-style-name="Text_20_body" style:list-style-name="L2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w2.py</text:p>
      <text:p text:style-name="P3"/>
      <text:p text:style-name="P3"/>
      <text:p text:style-name="P16">Θα σου ετοιμάσω μια αναλυτική αναφορά για τον κώδικα, γραμμένη έτσι ώστε να μπορείς να την χρησιμοποιήσεις και για παρουσίαση της δουλειάς σου (π.χ. σε αναφορά έργου ή σε τεκμηρίωση). Θα καλύπτει:</text:p>
      <text:list text:style-name="L1">
        <text:list-item>
          <text:p text:style-name="P4">Σκοπό και γενική περιγραφή</text:p>
        </text:list-item>
        <text:list-item>
          <text:p text:style-name="P4">Δομή του κώδικα</text:p>
        </text:list-item>
        <text:list-item>
          <text:p text:style-name="P4">Ροή εκτέλεσης</text:p>
        </text:list-item>
        <text:list-item>
          <text:p text:style-name="P4">Επεξεργασία δεδομένων ClinVar</text:p>
        </text:list-item>
        <text:list-item>
          <text:p text:style-name="P4">Υπολογισμό ACMG κριτηρίων (PS1, PM5, PP5, BP6)</text:p>
        </text:list-item>
        <text:list-item>
          <text:p text:style-name="P4">Εισαγωγή σε βάση δεδομένων</text:p>
        </text:list-item>
      </text:list>
      <text:p text:style-name="Horizontal_20_Line"/>
      <text:h text:style-name="Heading_20_2" text:outline-level="2"><text:span text:style-name="Strong_20_Emphasis">Αναφορά Κώδικα: Επεξεργασία Δεδομένων ClinVar &amp; Υπολογισμός ACMG Κριτηρίων</text:span></text:h>
      <text:h text:style-name="Heading_20_3" text:outline-level="3"><text:span text:style-name="Strong_20_Emphasis">1. Σκοπός</text:span></text:h>
      <text:p text:style-name="Text_20_body">Το πρόγραμμα υλοποιεί ένα pipeline που:</text:p>
      <text:list text:style-name="L2">
        <text:list-item>
          <text:p text:style-name="P5">Κατεβάζει και επεξεργάζεται το αρχείο <text:span text:style-name="Strong_20_Emphasis"><text:span text:style-name="Source_20_Text">variant_summary.txt.gz</text:span></text:span> από το ClinVar.</text:p>
        </text:list-item>
        <text:list-item>
          <text:p text:style-name="P5">Φιλτράρει τις εγγραφές για συγκεκριμένα γονίδια (π.χ. TP53) και μόνο για συναρτήσεις με διαθέσιμη πρωτεϊνική θέση.</text:p>
        </text:list-item>
        <text:list-item>
          <text:p text:style-name="P5">Εξάγει και κανονικοποιεί τις περιγραφές μεταλλάξεων σε μορφή <text:span text:style-name="Strong_20_Emphasis">HGVS</text:span>.</text:p>
        </text:list-item>
        <text:list-item>
          <text:p text:style-name="P5">Υπολογίζει και αναθέτει ACMG κριτήρια (PS1, PM5, PP5, BP6) με βάση:</text:p>
          <text:list>
            <text:list-item>
              <text:p text:style-name="P5">γνωστά και έμπιστα δεδομένα,</text:p>
            </text:list-item>
            <text:list-item>
              <text:p text:style-name="P5">ομαδοποίηση παρόμοιων μεταλλάξεων.</text:p>
            </text:list-item>
          </text:list>
        </text:list-item>
        <text:list-item>
          <text:p text:style-name="P5">Αποθηκεύει τα αποτελέσματα σε βάση <text:span text:style-name="Strong_20_Emphasis">PostgreSQL</text:span>.</text:p>
        </text:list-item>
      </text:list>
      <text:p text:style-name="Horizontal_20_Line"/>
      <text:h text:style-name="Heading_20_3" text:outline-level="3"><text:span text:style-name="Strong_20_Emphasis">2. Δομή του κώδικα</text:span></text:h>
      <text:p text:style-name="Text_20_body">Ο κώδικας οργανώνεται σε ενότητες:</text:p>
      <text:h text:style-name="Heading_20_4" text:outline-level="4"><text:span text:style-name="Strong_20_Emphasis">2.1 Ρυθμίσεις</text:span></text:h>
      <text:list text:style-name="L3">
        <text:list-item>
          <text:p text:style-name="P6">Ορισμός της διεύθυνσης λήψης ClinVar αρχείου.</text:p>
        </text:list-item>
        <text:list-item>
          <text:p text:style-name="P6">Στοιχεία σύνδεσης PostgreSQL.</text:p>
        </text:list-item>
      </text:list>
      <text:h text:style-name="Heading_20_4" text:outline-level="4"><text:soft-page-break/><text:span text:style-name="Strong_20_Emphasis">2.2 Βοηθητικές Συναρτήσεις</text:span></text:h>
      <text:list text:style-name="L4">
        <text:list-item>
          <text:p text:style-name="P7"><text:span text:style-name="Strong_20_Emphasis">Δημιουργία πινάκων</text:span> στη βάση (<text:span text:style-name="Source_20_Text">create_tables</text:span>).</text:p>
        </text:list-item>
        <text:list-item>
          <text:p text:style-name="P7"><text:span text:style-name="Strong_20_Emphasis">Εξαγωγή HGVS</text:span> από την περιγραφή (<text:span text:style-name="Source_20_Text">extract_HGVS</text:span>).</text:p>
        </text:list-item>
        <text:list-item>
          <text:p text:style-name="P7"><text:span text:style-name="Strong_20_Emphasis">Υπολογισμός πρωτεϊνικής θέσης</text:span> (<text:span text:style-name="Source_20_Text">extract_protein_pos</text:span>).</text:p>
        </text:list-item>
        <text:list-item>
          <text:p text:style-name="P7"><text:span text:style-name="Strong_20_Emphasis">Κατηγοριοποίηση συνέπειας</text:span> σε DNA/πρωτεΐνη (<text:span text:style-name="Source_20_Text">consequence</text:span>, <text:span text:style-name="Source_20_Text">consequence_dna</text:span>, <text:span text:style-name="Source_20_Text">combine_consequence</text:span>).</text:p>
        </text:list-item>
      </text:list>
      <text:h text:style-name="Heading_20_4" text:outline-level="4"><text:span text:style-name="Strong_20_Emphasis">2.3 Επεξεργασία δεδομένων ClinVar</text:span></text:h>
      <text:list text:style-name="L5">
        <text:list-item>
          <text:p text:style-name="P8"><text:span text:style-name="Strong_20_Emphasis"><text:span text:style-name="Source_20_Text">process_clinvar_data</text:span></text:span>:</text:p>
          <text:list>
            <text:list-item>
              <text:p text:style-name="P8">Χρήση <text:span text:style-name="Source_20_Text">zcat</text:span> + <text:span text:style-name="Source_20_Text">grep</text:span> για φιλτράρισμα εγγραφών (π.χ. TP53 &amp; GRCh38).</text:p>
            </text:list-item>
            <text:list-item>
              <text:p text:style-name="P8">Καθαρισμός ονομάτων στηλών και κανονικοποίηση.</text:p>
            </text:list-item>
            <text:list-item>
              <text:p text:style-name="P8">Εξαγωγή HGVS, protein position, αριθμού submitters.</text:p>
            </text:list-item>
            <text:list-item>
              <text:p text:style-name="P8">Φιλτράρισμα μόνο σε εγγραφές με έγκυρο <text:span text:style-name="Source_20_Text">protein_pos</text:span>.</text:p>
            </text:list-item>
          </text:list>
        </text:list-item>
      </text:list>
      <text:h text:style-name="Heading_20_4" text:outline-level="4"><text:span text:style-name="Strong_20_Emphasis">2.4 Υπολογισμός ACMG Κριτηρίων</text:span></text:h>
      <text:p text:style-name="Text_20_body">Υλοποιούνται με δύο στρατηγικές:</text:p>
      <text:list text:style-name="L6">
        <text:list-item>
          <text:p text:style-name="P9"><text:span text:style-name="Strong_20_Emphasis">Group-based</text:span>: Ομαδοποίηση παραλλαγών με ίδια:</text:p>
          <text:list>
            <text:list-item>
              <text:p text:style-name="P9">cDNA αλλαγή (PP5/BP6),</text:p>
            </text:list-item>
            <text:list-item>
              <text:p text:style-name="P9">πρωτεϊνική αλλαγή αλλά διαφορετικό cDNA (PS1),</text:p>
            </text:list-item>
            <text:list-item>
              <text:p text:style-name="P9">θέση πρωτεΐνης με διαφορετική αλλαγή (PM5).</text:p>
            </text:list-item>
          </text:list>
          <text:p text:style-name="P9">Υλοποίηση:</text:p>
          <text:list text:continue-numbering="true">
            <text:list-item>
              <text:p text:style-name="P9"><text:span text:style-name="Strong_20_Emphasis"><text:span text:style-name="Source_20_Text">build_acmg_support_tables</text:span></text:span>: φτιάχνει δομές για grouping.</text:p>
            </text:list-item>
            <text:list-item>
              <text:p text:style-name="P9"><text:span text:style-name="Strong_20_Emphasis"><text:span text:style-name="Source_20_Text">mark_acmg_criteria</text:span></text:span>: επιστρέφει λίστα κριτηρίων ανά παραλλαγή.</text:p>
            </text:list-item>
            <text:list-item>
              <text:p text:style-name="P9"><text:span text:style-name="Strong_20_Emphasis"><text:span text:style-name="Source_20_Text">group_based_acmg</text:span></text:span>: πιο απλή group-based λογική PS1/PM5.</text:p>
            </text:list-item>
          </text:list>
        </text:list-item>
        <text:list-item>
          <text:p text:style-name="P9"><text:span text:style-name="Strong_20_Emphasis">Direct matching</text:span> με raw δεδομένα:</text:p>
          <text:list>
            <text:list-item>
              <text:p text:style-name="P9"><text:span text:style-name="Strong_20_Emphasis"><text:span text:style-name="Source_20_Text">apply_ps1_pm5_pp5_bp6</text:span></text:span>: συγκρίνει τρέχουσα εγγραφή με άλλες στο DataFrame.</text:p>
            </text:list-item>
          </text:list>
        </text:list-item>
      </text:list>
      <text:h text:style-name="Heading_20_4" text:outline-level="4"><text:span text:style-name="Strong_20_Emphasis">2.5 Απλοποίηση Κλινικής Σημασίας</text:span></text:h>
      <text:list text:style-name="L7">
        <text:list-item>
          <text:p text:style-name="P10"><text:span text:style-name="Strong_20_Emphasis"><text:span text:style-name="Source_20_Text">simplify_clinical_significance</text:span></text:span>: κανονικοποίηση των τιμών σε μικρό σύνολο (<text:span text:style-name="Source_20_Text">pathogenic</text:span>, <text:span text:style-name="Source_20_Text">likely pathogenic</text:span>, <text:span text:style-name="Source_20_Text">benign</text:span>, <text:span text:style-name="Source_20_Text">likely benign</text:span>, <text:span text:style-name="Source_20_Text">vus</text:span>, <text:span text:style-name="Source_20_Text">conflicting</text:span>, <text:span text:style-name="Source_20_Text">other</text:span>).</text:p>
        </text:list-item>
        <text:list-item>
          <text:p text:style-name="P10"><text:span text:style-name="Strong_20_Emphasis"><text:span text:style-name="Source_20_Text">compute_conflictinginterpretations</text:span></text:span>: εντοπισμός εγγραφών με αντικρουόμενες ερμηνείες.</text:p>
        </text:list-item>
      </text:list>
      <text:h text:style-name="Heading_20_4" text:outline-level="4"><text:soft-page-break/><text:span text:style-name="Strong_20_Emphasis">2.6 Φιλτράρισμα αξιόπιστων εγγραφών</text:span></text:h>
      <text:list text:style-name="L8">
        <text:list-item>
          <text:p text:style-name="P11"><text:span text:style-name="Strong_20_Emphasis"><text:span text:style-name="Source_20_Text">get_reliable_variation_ids_from_variant_summary</text:span></text:span>:</text:p>
          <text:list>
            <text:list-item>
              <text:p text:style-name="P11">Επιλογή εγγραφών με review από Expert Panel.</text:p>
            </text:list-item>
            <text:list-item>
              <text:p text:style-name="P11">Επιλογή εγγραφών με ≥3 submitters κατηγορίας 2 ή 3, χωρίς conflicts.</text:p>
            </text:list-item>
          </text:list>
        </text:list-item>
      </text:list>
      <text:h text:style-name="Heading_20_4" text:outline-level="4"><text:span text:style-name="Strong_20_Emphasis">2.7 Εισαγωγή στη Βάση Δεδομένων</text:span></text:h>
      <text:list text:style-name="L9">
        <text:list-item>
          <text:p text:style-name="P12"><text:span text:style-name="Strong_20_Emphasis"><text:span text:style-name="Source_20_Text">insert_to_database</text:span></text:span>: Εισαγωγή ή ενημέρωση εγγραφών στον πίνακα <text:span text:style-name="Source_20_Text">gene_variants</text:span> με χρήση <text:span text:style-name="Source_20_Text">ON CONFLICT ... DO UPDATE</text:span>.</text:p>
        </text:list-item>
      </text:list>
      <text:p text:style-name="Horizontal_20_Line"/>
      <text:h text:style-name="Heading_20_3" text:outline-level="3"><text:span text:style-name="Strong_20_Emphasis">3. Ροή Εκτέλεσης (main function)</text:span></text:h>
      <text:list text:style-name="L10">
        <text:list-item>
          <text:p text:style-name="P13"><text:span text:style-name="Strong_20_Emphasis">Σύνδεση</text:span> στη βάση &amp; δημιουργία πίνακα.</text:p>
        </text:list-item>
        <text:list-item>
          <text:p text:style-name="P13"><text:span text:style-name="Strong_20_Emphasis">Κατέβασμα</text:span> του ClinVar αρχείου.</text:p>
        </text:list-item>
        <text:list-item>
          <text:p text:style-name="P13"><text:span text:style-name="Strong_20_Emphasis">Επεξεργασία</text:span> με <text:span text:style-name="Source_20_Text">process_clinvar_data</text:span>.</text:p>
        </text:list-item>
        <text:list-item>
          <text:p text:style-name="P13"><text:span text:style-name="Strong_20_Emphasis">Απλοποίηση</text:span> κλινικής σημασίας και υπολογισμός conflicts.</text:p>
        </text:list-item>
        <text:list-item>
          <text:p text:style-name="P13"><text:span text:style-name="Strong_20_Emphasis">Υπολογισμός consequences</text:span> (protein/dna/molecular).</text:p>
        </text:list-item>
        <text:list-item>
          <text:p text:style-name="P13"><text:span text:style-name="Strong_20_Emphasis">Υπολογισμός ACMG criteria</text:span> (group-based + direct).</text:p>
        </text:list-item>
        <text:list-item>
          <text:p text:style-name="P13"><text:span text:style-name="Strong_20_Emphasis">Συνδυασμός</text:span> όλων των ACMG κριτηρίων σε μία στήλη (<text:span text:style-name="Source_20_Text">acmg_combined_criteria</text:span>).</text:p>
        </text:list-item>
        <text:list-item>
          <text:p text:style-name="P13"><text:span text:style-name="Strong_20_Emphasis">Μετατροπή</text:span> πεδίων λίστας (π.χ. <text:span text:style-name="Source_20_Text">rcvaccession</text:span>).</text:p>
        </text:list-item>
        <text:list-item>
          <text:p text:style-name="P13"><text:span text:style-name="Strong_20_Emphasis">Φιλτράρισμα αξιόπιστων IDs</text:span>.</text:p>
        </text:list-item>
        <text:list-item>
          <text:p text:style-name="P13"><text:span text:style-name="Strong_20_Emphasis">Εισαγωγή</text:span> όλων των δεδομένων στη βάση.</text:p>
        </text:list-item>
        <text:list-item>
          <text:p text:style-name="P13"><text:span text:style-name="Strong_20_Emphasis">Καθαρισμός</text:span> προσωρινών αρχείων.</text:p>
        </text:list-item>
      </text:list>
      <text:p text:style-name="Horizontal_20_Line"/>
      <text:h text:style-name="Heading_20_3" text:outline-level="3"><text:span text:style-name="Strong_20_Emphasis">4. ACMG Criteria Υπολογισμός</text:span></text:h>
      <text:list text:style-name="L11">
        <text:list-item>
          <text:p text:style-name="P14"><text:span text:style-name="Strong_20_Emphasis">PS1</text:span>: Ίδιο αμινοξικό αποτέλεσμα (HGVS_p) με γνωστή Pathogenic, διαφορετικό HGVS_c.</text:p>
        </text:list-item>
        <text:list-item>
          <text:p text:style-name="P14"><text:span text:style-name="Strong_20_Emphasis">PM5</text:span>: Διαφορετικό missense στην ίδια θέση με γνωστή Pathogenic.</text:p>
        </text:list-item>
        <text:list-item>
          <text:p text:style-name="P14"><text:span text:style-name="Strong_20_Emphasis">PP5</text:span>: Ίδια cDNA αλλαγή με μόνο Pathogenic/likely Pathogenic αποφάσεις.</text:p>
        </text:list-item>
        <text:list-item>
          <text:p text:style-name="P14"><text:span text:style-name="Strong_20_Emphasis">BP6</text:span>: Ίδια cDNA αλλαγή με μόνο Benign/likely Benign αποφάσεις.</text:p>
        </text:list-item>
      </text:list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>5. Δεδομένα Εξόδου</text:span></text:h>
      <text:p text:style-name="Text_20_body">Στη βάση <text:span text:style-name="Source_20_Text">gene_variants</text:span> αποθηκεύονται:</text:p>
      <text:list text:style-name="L12">
        <text:list-item>
          <text:p text:style-name="P15">Κύρια στοιχεία παραλλαγής (HGVS, γονίδιο, θέση, consequence).</text:p>
        </text:list-item>
        <text:list-item>
          <text:p text:style-name="P15">Απλοποιημένη κλινική σημασία.</text:p>
        </text:list-item>
        <text:list-item>
          <text:p text:style-name="P15">Κριτήρια ACMG:</text:p>
          <text:list>
            <text:list-item>
              <text:p text:style-name="P15"><text:span text:style-name="Source_20_Text">acmg_criteria</text:span>: λίστα από αλγόριθμους grouping &amp; direct.</text:p>
            </text:list-item>
            <text:list-item>
              <text:p text:style-name="P15"><text:span text:style-name="Source_20_Text">acmg_from_grouping</text:span>: αποκλειστικά από grouping.</text:p>
            </text:list-item>
            <text:list-item>
              <text:p text:style-name="P15"><text:span text:style-name="Source_20_Text">acmg_combined_criteria</text:span>: τελικό συνδυασμένο αποτέλεσμα.</text:p>
            </text:list-item>
          </text:list>
        </text:list-item>
        <text:list-item>
          <text:p text:style-name="P15">Ενδείξεις conflicting interpretations.</text:p>
        </text:list-item>
        <text:list-item>
          <text:p text:style-name="P15">Αναφορές RCV.</text:p>
        </text:list-item>
        <text:list-item>
          <text:p text:style-name="P15">Μεταδεδομένα (τελευταία ενημέρωση κ.λπ.).</text:p>
        </text:list-item>
      </text:list>
      <text:h text:style-name="P1" text:outline-level="3"><text:span text:style-name="Strong_20_Emphasis">6. consequence</text:span></text:h>
      <text:p text:style-name="P16">Η <text:span text:style-name="Source_20_Text">consequence</text:span> είναι βοηθητική συνάρτηση που λαμβάνει μια πρωτεϊνική περιγραφή <text:span text:style-name="Strong_20_Emphasis">HGVS_p</text:span> και επιστρέφει μια κατηγοριοποιημένη τιμή για τον τύπο της μεταλλαγής (π.χ. <text:span text:style-name="Emphasis">nonsense</text:span>, <text:span text:style-name="Emphasis">missense_variant</text:span>, <text:span text:style-name="Emphasis">frameshift_variant</text:span>).<text:line-break/>Ελέγχει διαδοχικά κανονικές εκφράσεις και λέξεις-κλειδιά (π.χ. <text:span text:style-name="Source_20_Text">fs</text:span>, <text:span text:style-name="Source_20_Text">del</text:span>, <text:span text:style-name="Source_20_Text">ins</text:span>) ώστε να ταξινομήσει τη μετάλλαξη με βάση το αποτέλεσμα στην πρωτεΐνη. Αν δεν ταιριάζει με κάποια γνωστή κατηγορία, επιστρέφει <text:span text:style-name="Source_20_Text">'other'</text:span>.</text:p>
      <text:h text:style-name="P1" text:outline-level="3"><text:span text:style-name="Strong_20_Emphasis">7. consequence_dna</text:span></text:h>
      <text:p text:style-name="P16">Η <text:span text:style-name="Source_20_Text">consequence_dna</text:span> είναι συνάρτηση που λαμβάνει μια περιγραφή DNA σε μορφή <text:span text:style-name="Strong_20_Emphasis">HGVS_c</text:span> και επιστρέφει τον τύπο της γονιδιακής παραλλαγής.<text:line-break/>Ανιχνεύει μοτίβα στη συμβολοσειρά (με κανονικές εκφράσεις ή λέξεις-κλειδιά) για να ταξινομήσει την αλλαγή, π.χ.:</text:p>
      <text:list text:style-name="L13">
        <text:list-item>
          <text:p text:style-name="P17"><text:span text:style-name="Emphasis"><text:s/>intronic_variant</text:span>, <text:span text:style-name="Emphasis">3_prime_UTR_variant</text:span>, <text:span text:style-name="Emphasis">5_prime_UTR_variant</text:span> για μη κωδικοποιητικές θέσεις,</text:p>
        </text:list-item>
        <text:list-item>
          <text:p text:style-name="P17"><text:span text:style-name="Emphasis">synonymous_variant</text:span>, <text:span text:style-name="Emphasis">deletion</text:span>, <text:span text:style-name="Emphasis">insertion</text:span>, <text:span text:style-name="Emphasis">duplication</text:span>, <text:span text:style-name="Emphasis">substitution</text:span>, <text:span text:style-name="Emphasis">indel</text:span> για κωδικοποιητικές,<text:line-break/>και επιστρέφει <text:span text:style-name="Source_20_Text">'unknown'</text:span> αν η είσοδος είναι άδεια/άγνωστη ή <text:span text:style-name="Source_20_Text">'other'</text:span> αν δεν ταιριάζει σε καμία κατηγορία.</text:p>
        </text:list-item>
      </text:list>
      <text:p text:style-name="Text_20_body"/>
      <text:p text:style-name="Text_20_body"/>
      <text:p text:style-name="Text_20_body"/>
      <text:p text:style-name="P18"><text:soft-page-break/>8. process_clinvar data</text:p>
      <text:p text:style-name="Horizontal_20_Line"/>
      <text:h text:style-name="Heading_20_3" text:outline-level="3"><text:span text:style-name="Strong_20_Emphasis">1. Περιγραφή</text:span></text:h>
      <text:p text:style-name="Text_20_body">Η συνάρτηση <text:span text:style-name="Source_20_Text">process_clinvar_data(variant_gz_path)</text:span></text:p>
      <text:list text:style-name="L14">
        <text:list-item>
          <text:p text:style-name="P19">παίρνει ως είσοδο ένα αρχείο ClinVar σε <text:span text:style-name="Strong_20_Emphasis">συμπιεσμένη μορφή (.gz)</text:span></text:p>
        </text:list-item>
        <text:list-item>
          <text:p text:style-name="P19">φιλτράρει τις γραμμές που αφορούν <text:span text:style-name="Strong_20_Emphasis">το γονίδιο TP53</text:span> και <text:span text:style-name="Strong_20_Emphasis">το reference genome GRCh38</text:span></text:p>
        </text:list-item>
        <text:list-item>
          <text:p text:style-name="P19">διαβάζει τα δεδομένα σε ένα <text:span text:style-name="Strong_20_Emphasis">DataFrame</text:span> της pandas</text:p>
        </text:list-item>
        <text:list-item>
          <text:p text:style-name="P19">καθαρίζει και ομογενοποιεί τις στήλες</text:p>
        </text:list-item>
        <text:list-item>
          <text:p text:style-name="P19">εξάγει και προσθέτει <text:span text:style-name="Strong_20_Emphasis">HGVS</text:span> δεδομένα και άλλες παραγώγες στήλες</text:p>
        </text:list-item>
        <text:list-item>
          <text:p text:style-name="P19">επιστρέφει το επεξεργασμένο DataFrame.</text:p>
        </text:list-item>
      </text:list>
      <text:p text:style-name="Horizontal_20_Line"/>
      <text:h text:style-name="Heading_20_3" text:outline-level="3"><text:span text:style-name="Strong_20_Emphasis">2. Βήματα</text:span></text:h>
      <text:h text:style-name="Heading_20_4" text:outline-level="4"><text:span text:style-name="Strong_20_Emphasis">(α) Φιλτράρισμα με zcat + grep</text:span></text:h>
      <text:p text:style-name="Preformatted_20_Text"><text:span text:style-name="Source_20_Text">grep_cmd = (</text:span></text:p>
      <text:p text:style-name="Preformatted_20_Text"><text:span text:style-name="Source_20_Text"><text:s text:c="4"/>f"zcat {variant_gz_path} | head -n 1 &gt; filtered_variants.tsv &amp;&amp; "</text:span></text:p>
      <text:p text:style-name="Preformatted_20_Text"><text:span text:style-name="Source_20_Text"><text:s text:c="4"/>f"zcat {variant_gz_path} | grep -E 'TP53.*GRCh38' &gt;&gt; filtered_variants.tsv"</text:span></text:p>
      <text:p text:style-name="Preformatted_20_Text"><text:span text:style-name="Source_20_Text">)</text:span></text:p>
      <text:p text:style-name="P2"><text:span text:style-name="Source_20_Text">subprocess.run(grep_cmd, shell=True, check=True)</text:span></text:p>
      <text:list text:style-name="L15">
        <text:list-item>
          <text:p text:style-name="P20"><text:span text:style-name="Strong_20_Emphasis"><text:span text:style-name="Source_20_Text">zcat</text:span></text:span> αποσυμπιέζει το <text:span text:style-name="Source_20_Text">.gz</text:span> αρχείο χωρίς να το αποθηκεύσει ξανά.</text:p>
        </text:list-item>
        <text:list-item>
          <text:p text:style-name="P20">Η πρώτη εντολή (<text:span text:style-name="Source_20_Text">head -n 1</text:span>) παίρνει μόνο την <text:span text:style-name="Strong_20_Emphasis">επικεφαλίδα</text:span> και τη γράφει στο <text:span text:style-name="Source_20_Text">filtered_variants.tsv</text:span>.</text:p>
        </text:list-item>
        <text:list-item>
          <text:p text:style-name="P20">Η δεύτερη εντολή <text:span text:style-name="Strong_20_Emphasis">grep</text:span> φιλτράρει τις γραμμές που περιέχουν <text:span text:style-name="Strong_20_Emphasis">"TP53"</text:span> και <text:span text:style-name="Strong_20_Emphasis">"GRCh38"</text:span> και τις προσθέτει στο αρχείο.</text:p>
        </text:list-item>
      </text:list>
      <text:p text:style-name="Text_20_body">Έτσι, δημιουργείται ένα <text:span text:style-name="Strong_20_Emphasis">προσωρινό TSV</text:span> που έχει μόνο τις εγγραφές που μας ενδιαφέρουν.</text:p>
      <text:p text:style-name="Horizontal_20_Line"/>
      <text:h text:style-name="Heading_20_4" text:outline-level="4"><text:span text:style-name="Strong_20_Emphasis">(β) Φόρτωση σε pandas</text:span></text:h>
      <text:p text:style-name="P2"><text:span text:style-name="Source_20_Text">df = pd.read_csv("filtered_variants.tsv", sep='\t', low_memory=False)</text:span></text:p>
      <text:list text:style-name="L16">
        <text:list-item>
          <text:p text:style-name="P21">Διαβάζει το <text:span text:style-name="Source_20_Text">filtered_variants.tsv</text:span> σε ένα DataFrame, χρησιμοποιώντας tab ως διαχωριστικό.</text:p>
        </text:list-item>
      </text:list>
      <text:p text:style-name="Horizontal_20_Line"/>
      <text:h text:style-name="Heading_20_4" text:outline-level="4"><text:span text:style-name="Strong_20_Emphasis">(γ) Ομογενοποίηση ονομάτων στηλών</text:span></text:h>
      <text:p text:style-name="Preformatted_20_Text"><text:span text:style-name="Source_20_Text">df.columns = (</text:span></text:p>
      <text:p text:style-name="Preformatted_20_Text"><text:soft-page-break/><text:span text:style-name="Source_20_Text"><text:s text:c="4"/>df.columns</text:span></text:p>
      <text:p text:style-name="Preformatted_20_Text"><text:span text:style-name="Source_20_Text"><text:s text:c="4"/>.str.strip()</text:span></text:p>
      <text:p text:style-name="Preformatted_20_Text"><text:span text:style-name="Source_20_Text"><text:s text:c="4"/>.str.lower()</text:span></text:p>
      <text:p text:style-name="Preformatted_20_Text"><text:span text:style-name="Source_20_Text"><text:s text:c="4"/>.str.replace(r"[^\w]+", "_", regex=True)</text:span></text:p>
      <text:p text:style-name="Preformatted_20_Text"><text:span text:style-name="Source_20_Text"><text:s text:c="4"/>.str.strip("_")</text:span></text:p>
      <text:p text:style-name="P2"><text:span text:style-name="Source_20_Text">)</text:span></text:p>
      <text:list text:style-name="L17">
        <text:list-item>
          <text:p text:style-name="P22">Αφαιρεί περιττά κενά (<text:span text:style-name="Source_20_Text">strip</text:span>)</text:p>
        </text:list-item>
        <text:list-item>
          <text:p text:style-name="P22">Μετατρέπει σε πεζά (<text:span text:style-name="Source_20_Text">lower</text:span>)</text:p>
        </text:list-item>
        <text:list-item>
          <text:p text:style-name="P22">Αντικαθιστά ειδικούς χαρακτήρες με <text:span text:style-name="Source_20_Text">_</text:span> (<text:span text:style-name="Source_20_Text">replace</text:span>)</text:p>
        </text:list-item>
        <text:list-item>
          <text:p text:style-name="P22">Αφαιρεί <text:span text:style-name="Source_20_Text">_</text:span> από την αρχή/τέλος.</text:p>
        </text:list-item>
      </text:list>
      <text:p text:style-name="Horizontal_20_Line"/>
      <text:h text:style-name="Heading_20_4" text:outline-level="4"><text:span text:style-name="Strong_20_Emphasis">(δ) Διόρθωση συγκεκριμένων στηλών</text:span></text:h>
      <text:p text:style-name="Preformatted_20_Text"><text:span text:style-name="Source_20_Text">df.rename(columns={</text:span></text:p>
      <text:p text:style-name="Preformatted_20_Text"><text:span text:style-name="Source_20_Text"><text:s text:c="4"/>"genesymbol": "gene_symbol",</text:span></text:p>
      <text:p text:style-name="Preformatted_20_Text"><text:span text:style-name="Source_20_Text"><text:s text:c="4"/>"proteinposition": "protein_pos",</text:span></text:p>
      <text:p text:style-name="Preformatted_20_Text"><text:span text:style-name="Source_20_Text"><text:s text:c="4"/>"clinicalsignificance": "clinicalsignificance",</text:span></text:p>
      <text:p text:style-name="P2"><text:span text:style-name="Source_20_Text">}, inplace=True)</text:span></text:p>
      <text:list text:style-name="L18">
        <text:list-item>
          <text:p text:style-name="P23">Ενώνει διαφορετικές ονομασίες στηλών σε ενιαία μορφή.</text:p>
        </text:list-item>
        <text:list-item>
          <text:p text:style-name="P23">Αν υπάρχει <text:span text:style-name="Source_20_Text">clinical_significance</text:span>, τη μετονομάζει επίσης.</text:p>
        </text:list-item>
      </text:list>
      <text:p text:style-name="Horizontal_20_Line"/>
      <text:h text:style-name="Heading_20_4" text:outline-level="4"><text:span text:style-name="Strong_20_Emphasis">(ε) Προβολή διαθέσιμων στηλών</text:span></text:h>
      <text:p text:style-name="P2"><text:span text:style-name="Source_20_Text">print(df.columns.tolist())</text:span></text:p>
      <text:list text:style-name="L19">
        <text:list-item>
          <text:p text:style-name="P24">Εκτυπώνει τα ονόματα των στηλών για να ξέρουμε τι υπάρχει στο dataset.</text:p>
        </text:list-item>
      </text:list>
      <text:p text:style-name="Horizontal_20_Line"/>
      <text:h text:style-name="Heading_20_4" text:outline-level="4"><text:span text:style-name="Strong_20_Emphasis">(στ) Διαγραφή προσωρινού αρχείου</text:span></text:h>
      <text:p text:style-name="P2"><text:span text:style-name="Source_20_Text">os.remove("filtered_variants.tsv")</text:span></text:p>
      <text:list text:style-name="L20">
        <text:list-item>
          <text:p text:style-name="P25">Καθαρίζει το workspace, αφαιρώντας το αρχείο που δημιουργήθηκε στο βήμα (α).</text:p>
        </text:list-item>
      </text:list>
      <text:p text:style-name="Horizontal_20_Line"/>
      <text:h text:style-name="Heading_20_4" text:outline-level="4"><text:span text:style-name="Strong_20_Emphasis">(ζ) Εξαγωγή HGVS</text:span></text:h>
      <text:p text:style-name="P2"><text:span text:style-name="Source_20_Text">hgvs_data = df['name'].apply(extract_HGVS).apply(pd.Series)</text:span></text:p>
      <text:list text:style-name="L21">
        <text:list-item>
          <text:p text:style-name="P26">Από τη στήλη <text:span text:style-name="Source_20_Text">name</text:span> (ClinVar name) εφαρμόζει τη συνάρτηση <text:span text:style-name="Source_20_Text">extract_HGVS</text:span> για να εξάγει HGVS_c, HGVS_p, HGVS_g κ.λπ.</text:p>
        </text:list-item>
        <text:list-item>
          <text:p text:style-name="P26">Μετά μετατρέπει τα αποτελέσματα σε ξεχωριστές στήλες.</text:p>
        </text:list-item>
      </text:list>
      <text:p text:style-name="Horizontal_20_Line"/>
      <text:h text:style-name="Heading_20_4" text:outline-level="4"><text:soft-page-break/><text:span text:style-name="Strong_20_Emphasis">(η) Ομογενοποίηση HGVS στηλών</text:span></text:h>
      <text:p text:style-name="Preformatted_20_Text"><text:span text:style-name="Source_20_Text">hgvs_data.columns = (</text:span></text:p>
      <text:p text:style-name="Preformatted_20_Text"><text:span text:style-name="Source_20_Text"><text:s text:c="4"/>hgvs_data.columns</text:span></text:p>
      <text:p text:style-name="Preformatted_20_Text"><text:span text:style-name="Source_20_Text"><text:s text:c="4"/>.str.strip()</text:span></text:p>
      <text:p text:style-name="Preformatted_20_Text"><text:span text:style-name="Source_20_Text"><text:s text:c="4"/>.str.lower()</text:span></text:p>
      <text:p text:style-name="Preformatted_20_Text"><text:span text:style-name="Source_20_Text"><text:s text:c="4"/>.str.replace(r"[^\w]+", "_", regex=True)</text:span></text:p>
      <text:p text:style-name="Preformatted_20_Text"><text:span text:style-name="Source_20_Text"><text:s text:c="4"/>.str.strip("_")</text:span></text:p>
      <text:p text:style-name="P2"><text:span text:style-name="Source_20_Text">)</text:span></text:p>
      <text:list text:style-name="L22">
        <text:list-item>
          <text:p text:style-name="P27">Κάνει το ίδιο καθάρισμα ονομάτων που έκανε και πριν για το DataFrame.</text:p>
        </text:list-item>
      </text:list>
      <text:p text:style-name="Horizontal_20_Line"/>
      <text:h text:style-name="Heading_20_4" text:outline-level="4"><text:span text:style-name="Strong_20_Emphasis">(θ) Συνένωση δεδομένων</text:span></text:h>
      <text:p text:style-name="P2"><text:span text:style-name="Source_20_Text">df = pd.concat([df, hgvs_data], axis=1)</text:span></text:p>
      <text:list text:style-name="L23">
        <text:list-item>
          <text:p text:style-name="P28">Ενώνει το αρχικό DataFrame με τις νέες HGVS στήλες.</text:p>
        </text:list-item>
      </text:list>
      <text:p text:style-name="Horizontal_20_Line"/>
      <text:h text:style-name="Heading_20_4" text:outline-level="4"><text:span text:style-name="Strong_20_Emphasis">(ι) Προσθήκη </text:span><text:span text:style-name="Strong_20_Emphasis"><text:span text:style-name="Source_20_Text">protein_pos</text:span></text:span></text:h>
      <text:p text:style-name="Preformatted_20_Text"><text:span text:style-name="Source_20_Text">if 'hgvs_p' in df.columns:</text:span></text:p>
      <text:p text:style-name="Preformatted_20_Text"><text:span text:style-name="Source_20_Text"><text:s text:c="4"/>df['protein_pos'] = df['hgvs_p'].apply(extract_protein_pos)</text:span></text:p>
      <text:p text:style-name="Preformatted_20_Text"><text:span text:style-name="Source_20_Text">else:</text:span></text:p>
      <text:p text:style-name="P2"><text:span text:style-name="Source_20_Text"><text:s text:c="4"/>df['protein_pos'] = None</text:span></text:p>
      <text:list text:style-name="L24">
        <text:list-item>
          <text:p text:style-name="P29">Εξάγει <text:span text:style-name="Strong_20_Emphasis">θέση αμινοξέος</text:span> από το HGVS_p αν υπάρχει.</text:p>
        </text:list-item>
        <text:list-item>
          <text:p text:style-name="P29">Αν δεν υπάρχει, βάζει <text:span text:style-name="Source_20_Text">None</text:span>.</text:p>
        </text:list-item>
      </text:list>
      <text:p text:style-name="Horizontal_20_Line"/>
      <text:h text:style-name="Heading_20_4" text:outline-level="4"><text:span text:style-name="Strong_20_Emphasis">(κ) Μετατροπή αριθμού υποβαλλόντων</text:span></text:h>
      <text:p text:style-name="Preformatted_20_Text"><text:span text:style-name="Source_20_Text">if 'numbersubmitters' in df.columns:</text:span></text:p>
      <text:p text:style-name="Preformatted_20_Text"><text:span text:style-name="Source_20_Text"><text:s text:c="4"/>df['numbersubmitters'] = pd.to_numeric(df['numbersubmitters'], errors='coerce').fillna(0).astype(int)</text:span></text:p>
      <text:p text:style-name="Preformatted_20_Text"><text:span text:style-name="Source_20_Text">else:</text:span></text:p>
      <text:p text:style-name="P2"><text:span text:style-name="Source_20_Text"><text:s text:c="4"/>df['numbersubmitters'] = 0</text:span></text:p>
      <text:list text:style-name="L25">
        <text:list-item>
          <text:p text:style-name="P30">Αν υπάρχει η στήλη <text:span text:style-name="Source_20_Text">numbersubmitters</text:span>, την κάνει integer.</text:p>
        </text:list-item>
        <text:list-item>
          <text:p text:style-name="P30">Αν όχι, βάζει 0.</text:p>
        </text:list-item>
      </text:list>
      <text:p text:style-name="Horizontal_20_Line"/>
      <text:h text:style-name="Heading_20_4" text:outline-level="4"><text:span text:style-name="Strong_20_Emphasis">(λ) Φιλτράρισμα για έγκυρο </text:span><text:span text:style-name="Strong_20_Emphasis"><text:span text:style-name="Source_20_Text">protein_pos</text:span></text:span></text:h>
      <text:p text:style-name="Preformatted_20_Text"><text:span text:style-name="Source_20_Text">df = df[df['protein_pos'].notna()]</text:span></text:p>
      <text:p text:style-name="P2"><text:span text:style-name="Source_20_Text">df['protein_pos'] = df['protein_pos'].astype(int)</text:span></text:p>
      <text:list text:style-name="L26">
        <text:list-item>
          <text:p text:style-name="P31">Κρατάει μόνο εγγραφές που έχουν αριθμό θέσης αμινοξέος.</text:p>
        </text:list-item>
        <text:list-item>
          <text:p text:style-name="P31">Μετατρέπει σε ακέραιο.</text:p>
        </text:list-item>
      </text:list>
      <text:p text:style-name="Horizontal_20_Line"><text:soft-page-break/></text:p>
      <text:h text:style-name="Heading_20_4" text:outline-level="4"><text:span text:style-name="Strong_20_Emphasis">(μ) Επιστροφή</text:span></text:h>
      <text:p text:style-name="P2"><text:span text:style-name="Source_20_Text">return df</text:span></text:p>
      <text:list text:style-name="L27">
        <text:list-item>
          <text:p text:style-name="P32">Το τελικό DataFrame περιέχει <text:span text:style-name="Strong_20_Emphasis">μόνο TP53 GRCh38 variants</text:span> με καθαρές στήλες, HGVS δεδομένα και αριθμό submitters.</text:p>
        </text:list-item>
      </text:list>
      <text:p text:style-name="Horizontal_20_Line"/>
      <text:p text:style-name="Text_20_body">Με λίγα λόγια:<text:line-break/>Η <text:span text:style-name="Source_20_Text">process_clinvar_data</text:span> είναι ένα <text:span text:style-name="Strong_20_Emphasis">ETL βήμα</text:span> (Extract → Transform → Load) ειδικά φτιαγμένο για ClinVar, με στόχο να πάρει μόνο συγκεκριμένο γονίδιο (TP53), να το καθαρίσει και να προσθέσει στήλες που θα χρειαστούν για downstream ανάλυση.</text:p>
      <text:p text:style-name="Text_20_body"/>
      <text:p text:style-name="Text_20_body"/>
      <text:p text:style-name="P33"><text:span text:style-name="Source_20_Text">variant_assortments</text:span> </text:p>
      <text:p text:style-name="P33">κάνει <text:span text:style-name="Strong_20_Emphasis">ομαδοποίηση παραλλαγών</text:span> σε τρεις κατηγορίες, με βάση μια “reference” μετάλλαξη:</text:p>
      <text:list text:style-name="L28">
        <text:list-item>
          <text:p text:style-name="P34"><text:span text:style-name="Strong_20_Emphasis"><text:span text:style-name="Source_20_Text">same_c</text:span></text:span> – Ίδιο γονίδιο <text:span text:style-name="Strong_20_Emphasis">και</text:span> ίδιο <text:span text:style-name="Strong_20_Emphasis">HGVS_c</text:span> (ίδια ακριβώς νουκλεοτιδική αλλαγή).</text:p>
        </text:list-item>
        <text:list-item>
          <text:p text:style-name="P34"><text:span text:style-name="Strong_20_Emphasis"><text:span text:style-name="Source_20_Text">same_p</text:span></text:span> – Ίδιο γονίδιο <text:span text:style-name="Strong_20_Emphasis">και</text:span> ίδιο <text:span text:style-name="Strong_20_Emphasis">HGVS_p</text:span> αλλά <text:span text:style-name="Strong_20_Emphasis">διαφορετικό</text:span> HGVS_c (άλλη νουκλεοτιδική αλλαγή που δίνει την ίδια αμινοξική αλλαγή).</text:p>
        </text:list-item>
        <text:list-item>
          <text:p text:style-name="P34"><text:span text:style-name="Strong_20_Emphasis"><text:span text:style-name="Source_20_Text">same_pos</text:span></text:span> – Ίδιο γονίδιο <text:span text:style-name="Strong_20_Emphasis">και</text:span> ίδια θέση στο πρωτεϊνικό επίπεδο (<text:span text:style-name="Source_20_Text">protein_pos</text:span>) αλλά διαφορετικό HGVS_p (άλλη αμινοξική αλλαγή στην ίδια θέση).</text:p>
        </text:list-item>
      </text:list>
      <text:p text:style-name="Text_20_body"><text:s/>Χρήσιμο για εφαρμογή κριτηρίων ACMG όπως <text:span text:style-name="Strong_20_Emphasis">PS1</text:span> (ίδια αμινοξική αλλαγή), <text:span text:style-name="Strong_20_Emphasis">PM5</text:span> (διαφορετική αλλαγή στην ίδια θέση)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09:25:28.948210275</meta:creation-date>
    <dc:date>2025-08-11T11:28:12.252822547</dc:date>
    <meta:editing-duration>PT1H27M54S</meta:editing-duration>
    <meta:editing-cycles>1</meta:editing-cycles>
    <meta:document-statistic meta:table-count="0" meta:image-count="0" meta:object-count="0" meta:page-count="8" meta:paragraph-count="183" meta:word-count="1244" meta:character-count="9254" meta:non-whitespace-character-count="8208"/>
    <meta:generator>LibreOffice/24.2.7.2$Linux_X86_64 LibreOffice_project/420$Build-2</meta:generator>
  </office:meta>
</office:document-meta>
</file>